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84cm" fo:min-width="3.26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9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56cm" fo:min-width="3.2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219cm" fo:min-width="3.1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79cm" fo:min-width="3.20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000000" draw:marker-end="Extrémités_20_de_20_flèche_20_2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" draw:text-style-name="P2" svg:width="3.361cm" svg:height="0.98cm" svg:x="-0.522cm" svg:y="0.753cm"><text:p text:style-name="P1">Lancer le je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2" draw:text-style-name="P2" svg:width="4.049cm" svg:height="0.98cm" svg:x="3.314cm" svg:y="1.785cm"><text:p text:style-name="P1">Créer une sauvegar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3" draw:text-style-name="P2" svg:width="3.361cm" svg:height="1.112cm" svg:x="-0.601cm" svg:y="3.425cm"><text:p text:style-name="P1">Sélectionner une</text:p><text:p text:style-name="P1">sauvegar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4" draw:text-style-name="P2" svg:width="3.361cm" svg:height="1.403cm" svg:x="5.722cm" svg:y="4.775cm"><text:p text:style-name="P1">Sélectionner un</text:p><text:p text:style-name="P1">nivea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1" draw:style-name="gr5" draw:text-style-name="P2" svg:width="3.361cm" svg:height="1.138cm" svg:x="5.96cm" svg:y="7.368cm"><text:p text:style-name="P1">Jouer le niveau</text:p><text:p text:style-name="P1">Sélectionné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5" draw:text-style-name="P2" svg:width="3.361cm" svg:height="1.138cm" svg:x="11.331cm" svg:y="5.357cm"><text:p text:style-name="P1">Afficher le sco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6" draw:name="Forme2" draw:style-name="gr6" draw:text-style-name="P3" svg:width="2.598cm" svg:height="0.263cm" draw:transform="rotate (-0.257261531743964) translate (2.90530593405255cm 0.868139574324725cm)" svg:viewBox="0 0 2599 264" svg:d="M0 264c0 0 654-246 998-262 540-26 1601 262 1601 262"><text:p/></draw:path><draw:polyline text:anchor-type="paragraph" draw:z-index="7" draw:name="Forme2" draw:style-name="gr6" draw:text-style-name="P3" svg:width="0.455cm" svg:height="1.63cm" draw:transform="rotate (-0.257261531743964) translate (1.09184722222222cm 1.73213888888889cm)" svg:viewBox="0 0 456 1631" draw:points="0,0 141,537 456,1631"><text:p/></draw:polyline><draw:path text:anchor-type="paragraph" draw:z-index="8" draw:name="Forme2" draw:style-name="gr6" draw:text-style-name="P3" svg:width="3.262cm" svg:height="0.82cm" draw:transform="rotate (-0.257261531743964) translate (2.75872222222222cm 3.95463888888889cm)" svg:viewBox="0 0 3263 821" svg:d="M0 0c0 0 695 589 1119 718 684 207 2144 38 2144 38"><text:p/></draw:path><draw:path text:anchor-type="paragraph" draw:z-index="9" draw:name="Forme2" draw:style-name="gr6" draw:text-style-name="P3" svg:width="2.302cm" svg:height="1.472cm" draw:transform="rotate (-0.257261531743964) translate (5.35163888888889cm 2.76401388888889cm)" svg:viewBox="0 0 2303 1473" svg:d="M0 0c0 0 1147 133 1597 455 336 241 706 1018 706 1018"><text:p/></draw:path><draw:polyline text:anchor-type="paragraph" draw:z-index="10" draw:name="Forme2" draw:style-name="gr6" draw:text-style-name="P3" svg:width="0.328cm" svg:height="1.144cm" draw:transform="rotate (-0.257261531743964) translate (7.49476388888889cm 6.17713888888889cm)" svg:viewBox="0 0 329 1145" draw:points="0,0 141,537 329,1145"><text:p/></draw:polyline><draw:path text:anchor-type="paragraph" draw:z-index="11" draw:name="Forme2" draw:style-name="gr6" draw:text-style-name="P3" svg:width="2.275cm" svg:height="0.239cm" draw:transform="rotate (-0.257261531743964) translate (9.14341044730159cm 5.28326491234893cm)" svg:viewBox="0 0 2276 240" svg:d="M2276 52c0 0-793-78-1188-43-369 32-1088 231-1088 231"><text:p/></draw:path><draw:path text:anchor-type="paragraph" draw:z-index="12" draw:name="Forme2" draw:style-name="gr6" draw:text-style-name="P3" svg:width="3.319cm" svg:height="2.459cm" draw:transform="rotate (-0.257261531743964) translate (9.94634611402685cm 5.64998363747033cm)" svg:viewBox="0 0 3320 2460" svg:d="M0 2460c0 0 1453-128 2021-532 632-448 1299-1928 1299-1928"><text:p/></draw:path><draw:path text:anchor-type="paragraph" draw:z-index="13" draw:name="Forme2" draw:style-name="gr6" draw:text-style-name="P3" svg:width="2.706cm" svg:height="2.219cm" draw:transform="rotate (-0.257261531743964) translate (4.91956544519217cm 7.57023699610719cm)" svg:viewBox="0 0 2707 2220" svg:d="M2703 256c47 179-281 1635-1152 1862-1573 469-2301-762-475-2118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1321 3493" svg:d="M1321 3493h-1321l661-3493z"/>
    <draw:marker draw:name="Extrémités_20_de_20_flèche_20_2" draw:display-name="Extrémités de flèche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44:15.958526902</meta:creation-date>
    <meta:generator>LibreOffice/6.2.2.2$Linux_X86_64 LibreOffice_project/5daaa0e719eb4f073b63de04e0910785ad81fe7a</meta:generator>
    <dc:date>2019-03-29T15:53:42.202759970</dc:date>
    <meta:editing-duration>PT9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